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etworkmetrics" table:style-name="ta1">
        <table:shapes>
          <draw:frame draw:z-index="0" draw:style-name="gr1" draw:text-style-name="P1" svg:width="349.97pt" svg:height="327.51pt" svg:x="475.46pt" svg:y="108.43pt">
            <draw:object draw:notify-on-update-of-ranges="networkmetrics.A1:networkmetrics.A1 networkmetrics.A2:networkmetrics.A17 networkmetrics.B1:networkmetrics.B1 networkmetrics.B2:networkmetrics.B17 networkmetrics.C1:networkmetrics.C1 networkmetrics.C2:networkmetrics.C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oef. Small</text:p>
          </table:table-cell>
          <table:table-cell office:value-type="string" calcext:value-type="string">
            <text:p>Coef. De Escala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.1277901314083" calcext:value-type="float">
            <text:p>1.1277901314083</text:p>
          </table:table-cell>
          <table:table-cell office:value-type="float" office:value="0.168081991215227" calcext:value-type="float">
            <text:p>0.16808199121522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.47947825485641" calcext:value-type="float">
            <text:p>1.47947825485641</text:p>
          </table:table-cell>
          <table:table-cell office:value-type="float" office:value="0.227793849780349" calcext:value-type="float">
            <text:p>0.22779384978034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25598089303233" calcext:value-type="float">
            <text:p>1.25598089303233</text:p>
          </table:table-cell>
          <table:table-cell office:value-type="float" office:value="0.236516008881885" calcext:value-type="float">
            <text:p>0.23651600888188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.36726965792947" calcext:value-type="float">
            <text:p>1.36726965792947</text:p>
          </table:table-cell>
          <table:table-cell office:value-type="float" office:value="0.294794248884482" calcext:value-type="float">
            <text:p>0.29479424888448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.51046010443694" calcext:value-type="float">
            <text:p>1.51046010443694</text:p>
          </table:table-cell>
          <table:table-cell office:value-type="float" office:value="0.401509027216384" calcext:value-type="float">
            <text:p>0.40150902721638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.62309969136039" calcext:value-type="float">
            <text:p>1.62309969136039</text:p>
          </table:table-cell>
          <table:table-cell office:value-type="float" office:value="0.393696784851951" calcext:value-type="float">
            <text:p>0.39369678485195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.79308841551619" calcext:value-type="float">
            <text:p>1.79308841551619</text:p>
          </table:table-cell>
          <table:table-cell office:value-type="float" office:value="0.422495180663339" calcext:value-type="float">
            <text:p>0.42249518066333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.8875545394869" calcext:value-type="float">
            <text:p>1.8875545394869</text:p>
          </table:table-cell>
          <table:table-cell office:value-type="float" office:value="0.455054012345679" calcext:value-type="float">
            <text:p>0.45505401234567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.84306372761663" calcext:value-type="float">
            <text:p>1.84306372761663</text:p>
          </table:table-cell>
          <table:table-cell office:value-type="float" office:value="0.498823824172153" calcext:value-type="float">
            <text:p>0.49882382417215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.79469361135827" calcext:value-type="float">
            <text:p>1.79469361135827</text:p>
          </table:table-cell>
          <table:table-cell office:value-type="float" office:value="0.5081923180231" calcext:value-type="float">
            <text:p>0.508192318023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.81003362853319" calcext:value-type="float">
            <text:p>1.81003362853319</text:p>
          </table:table-cell>
          <table:table-cell office:value-type="float" office:value="0.488255840892485" calcext:value-type="float">
            <text:p>0.48825584089248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.94996592425555" calcext:value-type="float">
            <text:p>1.94996592425555</text:p>
          </table:table-cell>
          <table:table-cell office:value-type="float" office:value="0.510032171713451" calcext:value-type="float">
            <text:p>0.51003217171345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.05025537643034" calcext:value-type="float">
            <text:p>2.05025537643034</text:p>
          </table:table-cell>
          <table:table-cell office:value-type="float" office:value="0.537021845788899" calcext:value-type="float">
            <text:p>0.53702184578889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.09688956872646" calcext:value-type="float">
            <text:p>2.09688956872646</text:p>
          </table:table-cell>
          <table:table-cell office:value-type="float" office:value="0.528942044454766" calcext:value-type="float">
            <text:p>0.52894204445476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.07136643379493" calcext:value-type="float">
            <text:p>2.07136643379493</text:p>
          </table:table-cell>
          <table:table-cell office:value-type="float" office:value="0.566730718663403" calcext:value-type="float">
            <text:p>0.56673071866340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.15897566846251" calcext:value-type="float">
            <text:p>2.15897566846251</text:p>
          </table:table-cell>
          <table:table-cell office:value-type="float" office:value="0.602656844751258" calcext:value-type="float">
            <text:p>0.6026568447512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6T07:23:30.682358770</dc:date>
    <meta:editing-duration>P3DT9H53M41S</meta:editing-duration>
    <meta:editing-cycles>1</meta:editing-cycles>
    <meta:document-statistic meta:table-count="1" meta:cell-count="51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347cm" svg:height="11.555cm" xlink:href=".." xlink:type="simple" chart:class="chart:line" chart:style-name="ch1">
        <chart:legend svg:x="1.088cm" svg:y="1.723cm" style:legend-expansion="custom" chartooo:width="3.351cm" chartooo:height="1.237cm" style:legend-expansion-aspect-ratio="2.70897332255457" chart:style-name="ch2"/>
        <chart:plot-area chart:style-name="ch3" table:cell-range-address="networkmetrics.A1:networkmetrics.C17" chart:data-source-has-labels="both" svg:x="0.164cm" svg:y="0.191cm" svg:width="11.609cm" svg:height="10.56cm">
          <chartooo:coordinate-region svg:x="0.891cm" svg:y="0.39cm" svg:width="10.741cm" svg:height="9.307cm"/>
          <chart:axis chart:dimension="x" chart:name="primary-x" chart:style-name="ch4" chartooo:axis-type="auto">
            <chartooo:date-scale/>
            <chart:categories table:cell-range-address="networkmetrics.A2:networkmetrics.A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networkmetrics.B2:networkmetrics.B17" chart:label-cell-address="networkmetrics.B1:networkmetrics.B1" chart:class="chart:line">
            <chart:data-point chart:repeated="16"/>
          </chart:series>
          <chart:series chart:style-name="ch7" chart:values-cell-range-address="networkmetrics.C2:networkmetrics.C17" chart:label-cell-address="networkmetrics.C1:networkmetrics.C1" chart:class="chart:line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ef. Small</text:p>
                <draw:g>
                  <svg:desc>networkmetrics.B1:networkmetrics.B1</svg:desc>
                </draw:g>
              </table:table-cell>
              <table:table-cell office:value-type="string">
                <text:p>Coef. De Escala</text:p>
                <draw:g>
                  <svg:desc>networkmetrics.C1:networkmetrics.C1</svg:desc>
                </draw:g>
              </table:table-cell>
            </table:table-row>
          </table:table-header-rows>
          <table:table-rows>
            <table:table-row>
              <table:table-cell office:value-type="float" office:value="1998">
                <text:p>1998</text:p>
                <draw:g>
                  <svg:desc>networkmetrics.A2:networkmetrics.A17</svg:desc>
                </draw:g>
              </table:table-cell>
              <table:table-cell office:value-type="float" office:value="1.1277901314083">
                <text:p>1.1277901314083</text:p>
                <draw:g>
                  <svg:desc>networkmetrics.B2:networkmetrics.B17</svg:desc>
                </draw:g>
              </table:table-cell>
              <table:table-cell office:value-type="float" office:value="0.168081991215227">
                <text:p>0.168081991215227</text:p>
                <draw:g>
                  <svg:desc>networkmetrics.C2:networkmetrics.C17</svg:desc>
                </draw:g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.47947825485641">
                <text:p>1.47947825485641</text:p>
              </table:table-cell>
              <table:table-cell office:value-type="float" office:value="0.227793849780349">
                <text:p>0.22779384978034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25598089303233">
                <text:p>1.25598089303233</text:p>
              </table:table-cell>
              <table:table-cell office:value-type="float" office:value="0.236516008881885">
                <text:p>0.23651600888188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.36726965792947">
                <text:p>1.36726965792947</text:p>
              </table:table-cell>
              <table:table-cell office:value-type="float" office:value="0.294794248884482">
                <text:p>0.29479424888448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.51046010443694">
                <text:p>1.51046010443694</text:p>
              </table:table-cell>
              <table:table-cell office:value-type="float" office:value="0.401509027216384">
                <text:p>0.401509027216384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.62309969136039">
                <text:p>1.62309969136039</text:p>
              </table:table-cell>
              <table:table-cell office:value-type="float" office:value="0.393696784851951">
                <text:p>0.39369678485195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.79308841551619">
                <text:p>1.79308841551619</text:p>
              </table:table-cell>
              <table:table-cell office:value-type="float" office:value="0.422495180663339">
                <text:p>0.422495180663339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.8875545394869">
                <text:p>1.8875545394869</text:p>
              </table:table-cell>
              <table:table-cell office:value-type="float" office:value="0.455054012345679">
                <text:p>0.45505401234567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.84306372761663">
                <text:p>1.84306372761663</text:p>
              </table:table-cell>
              <table:table-cell office:value-type="float" office:value="0.498823824172153">
                <text:p>0.498823824172153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.79469361135827">
                <text:p>1.79469361135827</text:p>
              </table:table-cell>
              <table:table-cell office:value-type="float" office:value="0.5081923180231">
                <text:p>0.508192318023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.81003362853319">
                <text:p>1.81003362853319</text:p>
              </table:table-cell>
              <table:table-cell office:value-type="float" office:value="0.488255840892485">
                <text:p>0.488255840892485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.94996592425555">
                <text:p>1.94996592425555</text:p>
              </table:table-cell>
              <table:table-cell office:value-type="float" office:value="0.510032171713451">
                <text:p>0.51003217171345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.05025537643034">
                <text:p>2.05025537643034</text:p>
              </table:table-cell>
              <table:table-cell office:value-type="float" office:value="0.537021845788899">
                <text:p>0.537021845788899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.09688956872646">
                <text:p>2.09688956872646</text:p>
              </table:table-cell>
              <table:table-cell office:value-type="float" office:value="0.528942044454766">
                <text:p>0.52894204445476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.07136643379493">
                <text:p>2.07136643379493</text:p>
              </table:table-cell>
              <table:table-cell office:value-type="float" office:value="0.566730718663403">
                <text:p>0.566730718663403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.15897566846251">
                <text:p>2.15897566846251</text:p>
              </table:table-cell>
              <table:table-cell office:value-type="float" office:value="0.602656844751258">
                <text:p>0.6026568447512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